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579835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00599d" draw:textarea-horizontal-align="justify" draw:textarea-vertical-align="middle" draw:auto-grow-height="false" fo:min-height="1.222cm" fo:min-width="0.726cm" fo:padding-top="0.151cm" fo:padding-bottom="0.151cm" fo:padding-left="0.276cm" fo:padding-right="0.27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ed1c24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solid" draw:fill-color="#ffffff" draw:opacity="55%" draw:textarea-horizontal-align="justify" draw:textarea-vertical-align="middle" draw:auto-grow-height="false" fo:min-height="12.29cm" fo:min-width="9.214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57983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2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599d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ed1c24"/>
      <style:paragraph-properties fo:text-align="center"/>
    </style:style>
    <style:style style:name="P11" style:family="paragraph">
      <loext:graphic-properties draw:fill="solid" draw:fill-color="#ffffff" draw:opacity="55%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fff20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g>
            <draw:g>
              <draw:custom-shape draw:style-name="gr1" draw:text-style-name="P1" draw:layer="layout" svg:width="2.54cm" svg:height="1.524cm" svg:x="8.4cm" svg:y="2.1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8.146cm" svg:y="2.129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8.4cm" svg:y="12.6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8.146cm" svg:y="12.61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8.4cm" svg:y="11.1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8.146cm" svg:y="11.11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8.4cm" svg:y="9.6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8.146cm" svg:y="9.61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8.4cm" svg:y="8.1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8.146cm" svg:y="8.11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8.4cm" svg:y="6.6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8.146cm" svg:y="6.61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8.4cm" svg:y="5.1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8.146cm" svg:y="5.11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8.4cm" svg:y="3.6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8.146cm" svg:y="3.616cm">
                <draw:text-box>
                  <text:p text:style-name="P2"><text:span text:style-name="T1">SR 30/300</text:span></text:p>
                </draw:text-box>
              </draw:frame>
            </draw:g>
          </draw:g>
          <draw:g>
            <draw:g>
              <draw:custom-shape draw:style-name="gr1" draw:text-style-name="P1" draw:layer="layout" svg:width="2.54cm" svg:height="1.524cm" svg:x="11.1cm" svg:y="2.1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10.846cm" svg:y="2.11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11.1cm" svg:y="12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10.846cm" svg:y="12.603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11.1cm" svg:y="11.1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10.846cm" svg:y="11.103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11.1cm" svg:y="9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10.846cm" svg:y="9.603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11.1cm" svg:y="8.1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10.846cm" svg:y="8.103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11.1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10.846cm" svg:y="6.603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11.1cm" svg:y="5.1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10.846cm" svg:y="5.103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" draw:text-style-name="P1" draw:layer="layout" svg:width="2.54cm" svg:height="1.524cm" svg:x="11.1cm" svg:y="3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3" draw:layer="layout" svg:width="3.048cm" svg:height="2.384cm" svg:x="10.846cm" svg:y="3.603cm">
                <draw:text-box>
                  <text:p text:style-name="P2"><text:span text:style-name="T1">SR 30/300</text:span></text:p>
                </draw:text-box>
              </draw:frame>
            </draw:g>
          </draw:g>
          <draw:g>
            <draw:custom-shape draw:style-name="gr3" draw:text-style-name="P4" draw:layer="layout" svg:width="2.54cm" svg:height="1.524cm" svg:x="5.65cm" svg:y="3.6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3" draw:layer="layout" svg:width="3.048cm" svg:height="1.505cm" svg:x="5.396cm" svg:y="3.665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frame draw:style-name="gr5" draw:text-style-name="P5" draw:layer="layout" svg:width="2.54cm" svg:height="0.962cm" svg:x="5.7cm" svg:y="0.92cm">
              <draw:text-box>
                <text:p><text:span text:style-name="T3">iPhos</text:span></text:p>
              </draw:text-box>
            </draw:frame>
            <draw:frame draw:style-name="gr5" draw:text-style-name="P5" draw:layer="layout" svg:width="2.54cm" svg:height="0.962cm" svg:x="8.494cm" svg:y="0.874cm">
              <draw:text-box>
                <text:p><text:span text:style-name="T3">Ring 4</text:span></text:p>
              </draw:text-box>
            </draw:frame>
            <draw:frame draw:style-name="gr5" draw:text-style-name="P5" draw:layer="layout" svg:width="2.54cm" svg:height="0.962cm" svg:x="11.194cm" svg:y="0.874cm">
              <draw:text-box>
                <text:p><text:span text:style-name="T3">Ring 3</text:span></text:p>
              </draw:text-box>
            </draw:frame>
            <draw:frame draw:style-name="gr5" draw:text-style-name="P5" draw:layer="layout" svg:width="2.54cm" svg:height="0.962cm" svg:x="13.894cm" svg:y="0.874cm">
              <draw:text-box>
                <text:p><text:span text:style-name="T3">Ring 2</text:span></text:p>
              </draw:text-box>
            </draw:frame>
            <draw:frame draw:style-name="gr5" draw:text-style-name="P5" draw:layer="layout" svg:width="2.54cm" svg:height="0.962cm" svg:x="16.594cm" svg:y="0.874cm">
              <draw:text-box>
                <text:p><text:span text:style-name="T3">Ring 1</text:span></text:p>
              </draw:text-box>
            </draw:frame>
            <draw:frame draw:style-name="gr5" draw:text-style-name="P5" draw:layer="layout" svg:width="2.54cm" svg:height="0.962cm" svg:x="3.5cm" svg:y="0.92cm">
              <draw:text-box>
                <text:p><text:span text:style-name="T3">CEPA</text:span></text:p>
              </draw:text-box>
            </draw:frame>
          </draw:g>
          <draw:g>
            <draw:custom-shape draw:style-name="gr6" draw:text-style-name="P4" draw:layer="layout" svg:width="3.81cm" svg:height="1.524cm" svg:x="4.38cm" svg:y="2.1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3" draw:layer="layout" svg:width="3.048cm" svg:height="1.536cm" svg:x="4.85cm" svg:y="2.141cm">
              <draw:text-box>
                <text:p text:style-name="P2"><text:span text:style-name="T2">DR 48</text:span><text:span text:style-name="T1"> 30/450</text:span></text:p>
              </draw:text-box>
            </draw:frame>
          </draw:g>
          <draw:g>
            <draw:custom-shape draw:style-name="gr3" draw:text-style-name="P4" draw:layer="layout" svg:width="2.54cm" svg:height="1.524cm" svg:x="5.634cm" svg:y="6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3" draw:layer="layout" svg:width="3.048cm" svg:height="1.505cm" svg:x="5.38cm" svg:y="6.697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custom-shape draw:style-name="gr3" draw:text-style-name="P4" draw:layer="layout" svg:width="2.54cm" svg:height="1.524cm" svg:x="5.65cm" svg:y="3.6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3" draw:layer="layout" svg:width="3.048cm" svg:height="1.505cm" svg:x="5.396cm" svg:y="3.665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custom-shape draw:style-name="gr3" draw:text-style-name="P4" draw:layer="layout" svg:width="2.54cm" svg:height="1.524cm" svg:x="5.634cm" svg:y="9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3" draw:layer="layout" svg:width="3.048cm" svg:height="1.505cm" svg:x="5.38cm" svg:y="9.692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custom-shape draw:style-name="gr3" draw:text-style-name="P4" draw:layer="layout" svg:width="2.54cm" svg:height="1.524cm" svg:x="5.644cm" svg:y="12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3" draw:layer="layout" svg:width="3.048cm" svg:height="1.505cm" svg:x="5.39cm" svg:y="12.616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custom-shape draw:style-name="gr6" draw:text-style-name="P4" draw:layer="layout" svg:width="3.81cm" svg:height="1.524cm" svg:x="4.38cm" svg:y="5.1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3" draw:layer="layout" svg:width="3.048cm" svg:height="1.536cm" svg:x="4.85cm" svg:y="5.147cm">
              <draw:text-box>
                <text:p text:style-name="P2"><text:span text:style-name="T2">DR 48</text:span><text:span text:style-name="T1"> 30/450</text:span></text:p>
              </draw:text-box>
            </draw:frame>
          </draw:g>
          <draw:g>
            <draw:custom-shape draw:style-name="gr6" draw:text-style-name="P4" draw:layer="layout" svg:width="3.81cm" svg:height="1.524cm" svg:x="4.38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3" draw:layer="layout" svg:width="3.048cm" svg:height="1.536cm" svg:x="4.85cm" svg:y="8.153cm">
              <draw:text-box>
                <text:p text:style-name="P2"><text:span text:style-name="T2">DR 48</text:span><text:span text:style-name="T1"> 30/450</text:span></text:p>
              </draw:text-box>
            </draw:frame>
          </draw:g>
          <draw:g>
            <draw:custom-shape draw:style-name="gr6" draw:text-style-name="P4" draw:layer="layout" svg:width="3.81cm" svg:height="1.524cm" svg:x="4.38cm" svg:y="11.1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3" draw:layer="layout" svg:width="3.048cm" svg:height="1.536cm" svg:x="4.85cm" svg:y="11.159cm">
              <draw:text-box>
                <text:p text:style-name="P2"><text:span text:style-name="T2">DR 48</text:span><text:span text:style-name="T1"> 30/450</text:span></text:p>
              </draw:text-box>
            </draw:frame>
          </draw:g>
          <draw:custom-shape draw:style-name="gr8" draw:text-style-name="P6" draw:layer="layout" svg:width="2.54cm" svg:height="1.524cm" svg:x="16.494cm" svg:y="2.0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2.54cm" svg:height="1.524cm" svg:x="16.494cm" svg:y="3.6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2.54cm" svg:height="1.524cm" svg:x="16.494cm" svg:y="5.1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2.54cm" svg:height="1.524cm" svg:x="16.494cm" svg:y="6.6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2.54cm" svg:height="1.524cm" svg:x="16.494cm" svg:y="8.1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2.54cm" svg:height="1.524cm" svg:x="16.494cm" svg:y="9.6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2.54cm" svg:height="1.524cm" svg:x="16.494cm" svg:y="11.1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2.54cm" svg:height="1.524cm" svg:x="16.494cm" svg:y="12.6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6" draw:layer="layout" svg:width="2.54cm" svg:height="1.524cm" svg:x="13.81cm" svg:y="2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1.278cm" svg:height="1.524cm" svg:x="13.794cm" svg:y="2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6" draw:layer="layout" svg:width="2.54cm" svg:height="1.524cm" svg:x="13.81cm" svg:y="3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1.278cm" svg:height="1.524cm" svg:x="13.794cm" svg:y="3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6" draw:layer="layout" svg:width="2.54cm" svg:height="1.524cm" svg:x="13.81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1.278cm" svg:height="1.524cm" svg:x="13.794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6" draw:layer="layout" svg:width="2.54cm" svg:height="1.524cm" svg:x="13.81cm" svg:y="6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1.278cm" svg:height="1.524cm" svg:x="13.794cm" svg:y="6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6" draw:layer="layout" svg:width="2.54cm" svg:height="1.524cm" svg:x="13.81cm" svg:y="8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1.278cm" svg:height="1.524cm" svg:x="13.794cm" svg:y="8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6" draw:layer="layout" svg:width="2.54cm" svg:height="1.524cm" svg:x="13.81cm" svg:y="9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1.278cm" svg:height="1.524cm" svg:x="13.794cm" svg:y="9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6" draw:layer="layout" svg:width="2.54cm" svg:height="1.524cm" svg:x="13.81cm" svg:y="11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1.278cm" svg:height="1.524cm" svg:x="13.794cm" svg:y="11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6" draw:layer="layout" svg:width="2.54cm" svg:height="1.524cm" svg:x="13.81cm" svg:y="12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1.278cm" svg:height="1.524cm" svg:x="13.794cm" svg:y="12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g>
          <draw:g>
            <draw:custom-shape draw:style-name="gr1" draw:text-style-name="P1" draw:layer="layout" svg:width="2.54cm" svg:height="1.524cm" svg:x="8.4cm" svg:y="2.1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2.129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8.4cm" svg:y="12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12.616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8.4cm" svg:y="11.1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11.116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8.4cm" svg:y="9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9.616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8.4cm" svg:y="8.1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8.116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8.4cm" svg:y="6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6.616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8.4cm" svg:y="5.1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5.116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8.4cm" svg:y="3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3.616cm">
              <draw:text-box>
                <text:p text:style-name="P9">SR 30/300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11.1cm" svg:y="2.1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2.116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11.1cm" svg:y="12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12.603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11.1cm" svg:y="11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11.103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11.1cm" svg:y="9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9.603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11.1cm" svg:y="8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8.103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11.1cm" svg:y="6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6.603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11.1cm" svg:y="5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5.103cm">
              <draw:text-box>
                <text:p text:style-name="P9">SR 30/300</text:p>
              </draw:text-box>
            </draw:frame>
          </draw:g>
          <draw:g>
            <draw:custom-shape draw:style-name="gr1" draw:text-style-name="P1" draw:layer="layout" svg:width="2.54cm" svg:height="1.524cm" svg:x="11.1cm" svg:y="3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3.603cm">
              <draw:text-box>
                <text:p text:style-name="P9">SR 30/300</text:p>
              </draw:text-box>
            </draw:frame>
          </draw:g>
        </draw:g>
        <draw:g>
          <draw:custom-shape draw:style-name="gr3" draw:text-style-name="P4" draw:layer="layout" svg:width="2.54cm" svg:height="1.524cm" svg:x="5.65cm" svg:y="3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5.396cm" svg:y="3.665cm">
            <draw:text-box>
              <text:p text:style-name="P9">DR 30/300</text:p>
            </draw:text-box>
          </draw:frame>
        </draw:g>
        <draw:g>
          <draw:frame draw:style-name="gr5" draw:text-style-name="P5" draw:layer="layout" svg:width="2.54cm" svg:height="0.962cm" svg:x="5.7cm" svg:y="0.92cm">
            <draw:text-box>
              <text:p><text:span text:style-name="T3">iPhos</text:span></text:p>
            </draw:text-box>
          </draw:frame>
          <draw:frame draw:style-name="gr5" draw:text-style-name="P5" draw:layer="layout" svg:width="2.54cm" svg:height="0.962cm" svg:x="8.494cm" svg:y="0.874cm">
            <draw:text-box>
              <text:p><text:span text:style-name="T3">Ring 4</text:span></text:p>
            </draw:text-box>
          </draw:frame>
          <draw:frame draw:style-name="gr5" draw:text-style-name="P5" draw:layer="layout" svg:width="2.54cm" svg:height="0.962cm" svg:x="11.194cm" svg:y="0.874cm">
            <draw:text-box>
              <text:p><text:span text:style-name="T3">Ring 3</text:span></text:p>
            </draw:text-box>
          </draw:frame>
          <draw:frame draw:style-name="gr5" draw:text-style-name="P5" draw:layer="layout" svg:width="2.54cm" svg:height="0.962cm" svg:x="13.894cm" svg:y="0.874cm">
            <draw:text-box>
              <text:p><text:span text:style-name="T3">Ring 2</text:span></text:p>
            </draw:text-box>
          </draw:frame>
          <draw:frame draw:style-name="gr5" draw:text-style-name="P5" draw:layer="layout" svg:width="2.54cm" svg:height="0.962cm" svg:x="16.594cm" svg:y="0.874cm">
            <draw:text-box>
              <text:p><text:span text:style-name="T3">Ring 1</text:span></text:p>
            </draw:text-box>
          </draw:frame>
          <draw:frame draw:style-name="gr5" draw:text-style-name="P5" draw:layer="layout" svg:width="2.54cm" svg:height="0.962cm" svg:x="3.5cm" svg:y="0.92cm">
            <draw:text-box>
              <text:p><text:span text:style-name="T3">CEPA</text:span></text:p>
            </draw:text-box>
          </draw:frame>
        </draw:g>
        <draw:g>
          <draw:custom-shape draw:style-name="gr6" draw:text-style-name="P4" draw:layer="layout" svg:width="3.81cm" svg:height="1.524cm" svg:x="4.38cm" svg:y="2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4.85cm" svg:y="2.141cm">
            <draw:text-box>
              <text:p text:style-name="P9"><text:span text:style-name="T2">DR 48</text:span><text:span text:style-name="T1"> 30/450</text:span></text:p>
            </draw:text-box>
          </draw:frame>
        </draw:g>
        <draw:g>
          <draw:custom-shape draw:style-name="gr3" draw:text-style-name="P4" draw:layer="layout" svg:width="2.54cm" svg:height="1.524cm" svg:x="5.634cm" svg:y="6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5.38cm" svg:y="6.697cm">
            <draw:text-box>
              <text:p text:style-name="P9"><text:span text:style-name="T2">DR</text:span><text:span text:style-name="T1"> 30/300</text:span></text:p>
            </draw:text-box>
          </draw:frame>
        </draw:g>
        <draw:g>
          <draw:custom-shape draw:style-name="gr3" draw:text-style-name="P4" draw:layer="layout" svg:width="2.54cm" svg:height="1.524cm" svg:x="5.65cm" svg:y="3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5.396cm" svg:y="3.665cm">
            <draw:text-box>
              <text:p text:style-name="P9"><text:span text:style-name="T2">DR</text:span><text:span text:style-name="T1"> 30/300</text:span></text:p>
            </draw:text-box>
          </draw:frame>
        </draw:g>
        <draw:g>
          <draw:custom-shape draw:style-name="gr3" draw:text-style-name="P4" draw:layer="layout" svg:width="2.54cm" svg:height="1.524cm" svg:x="5.634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5.38cm" svg:y="9.692cm">
            <draw:text-box>
              <text:p text:style-name="P9"><text:span text:style-name="T2">DR</text:span><text:span text:style-name="T1"> 30/300</text:span></text:p>
            </draw:text-box>
          </draw:frame>
        </draw:g>
        <draw:g>
          <draw:custom-shape draw:style-name="gr3" draw:text-style-name="P4" draw:layer="layout" svg:width="2.54cm" svg:height="1.524cm" svg:x="5.644cm" svg:y="1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5.39cm" svg:y="12.616cm">
            <draw:text-box>
              <text:p text:style-name="P9"><text:span text:style-name="T2">DR</text:span><text:span text:style-name="T1"> 30/300</text:span></text:p>
            </draw:text-box>
          </draw:frame>
        </draw:g>
        <draw:g>
          <draw:custom-shape draw:style-name="gr6" draw:text-style-name="P4" draw:layer="layout" svg:width="3.81cm" svg:height="1.524cm" svg:x="4.38cm" svg:y="5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4.85cm" svg:y="5.147cm">
            <draw:text-box>
              <text:p text:style-name="P9"><text:span text:style-name="T2">DR 48</text:span><text:span text:style-name="T1"> 30/450</text:span></text:p>
            </draw:text-box>
          </draw:frame>
        </draw:g>
        <draw:g>
          <draw:custom-shape draw:style-name="gr6" draw:text-style-name="P4" draw:layer="layout" svg:width="3.81cm" svg:height="1.524cm" svg:x="4.38cm" svg:y="8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4.85cm" svg:y="8.153cm">
            <draw:text-box>
              <text:p text:style-name="P9"><text:span text:style-name="T2">DR 48</text:span><text:span text:style-name="T1"> 30/450</text:span></text:p>
            </draw:text-box>
          </draw:frame>
        </draw:g>
        <draw:g>
          <draw:custom-shape draw:style-name="gr6" draw:text-style-name="P4" draw:layer="layout" svg:width="3.81cm" svg:height="1.524cm" svg:x="4.38cm" svg:y="11.1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4.85cm" svg:y="11.159cm">
            <draw:text-box>
              <text:p text:style-name="P9"><text:span text:style-name="T2">DR 48</text:span><text:span text:style-name="T1"> 30/450</text:span></text:p>
            </draw:text-box>
          </draw:frame>
        </draw:g>
        <draw:custom-shape draw:style-name="gr12" draw:text-style-name="P10" draw:layer="layout" svg:width="2.54cm" svg:height="1.524cm" svg:x="16.494cm" svg:y="2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6.494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6.494cm" svg:y="5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6.494cm" svg:y="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6.494cm" svg:y="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6.494cm" svg:y="9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6.494cm" svg:y="11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6.494cm" svg:y="12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3.794cm" svg:y="2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3.794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3.794cm" svg:y="5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3.794cm" svg:y="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3.794cm" svg:y="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3.794cm" svg:y="9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3.794cm" svg:y="11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cm" svg:height="1.524cm" svg:x="13.794cm" svg:y="12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9.714cm" svg:height="12.54cm" svg:x="3.962cm" svg:y="1.8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>
          <draw:g>
            <draw:custom-shape draw:style-name="gr1" draw:text-style-name="P1" draw:layer="layout" svg:width="2.54cm" svg:height="1.524cm" svg:x="8.4cm" svg:y="2.1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2.12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12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12.6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11.1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11.1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9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9.6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8.1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8.1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6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6.6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5.1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5.1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3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3.616cm">
              <draw:text-box>
                <text:p text:style-name="P2"><text:span text:style-name="T1">SR 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11.1cm" svg:y="2.1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2.1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12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12.6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11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11.1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9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9.6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8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8.1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6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6.6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5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5.1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3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3.603cm">
              <draw:text-box>
                <text:p text:style-name="P2"><text:span text:style-name="T1">SR 30/300</text:span></text:p>
              </draw:text-box>
            </draw:frame>
          </draw:g>
        </draw:g>
        <draw:g>
          <draw:custom-shape draw:style-name="gr3" draw:text-style-name="P4" draw:layer="layout" svg:width="2.54cm" svg:height="1.524cm" svg:x="5.65cm" svg:y="3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3.048cm" svg:height="1.505cm" svg:x="5.396cm" svg:y="3.665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frame draw:style-name="gr5" draw:text-style-name="P5" draw:layer="layout" svg:width="2.54cm" svg:height="0.962cm" svg:x="5.7cm" svg:y="0.92cm">
            <draw:text-box>
              <text:p><text:span text:style-name="T3">iPhos</text:span></text:p>
            </draw:text-box>
          </draw:frame>
          <draw:frame draw:style-name="gr5" draw:text-style-name="P5" draw:layer="layout" svg:width="2.54cm" svg:height="0.962cm" svg:x="8.494cm" svg:y="0.874cm">
            <draw:text-box>
              <text:p><text:span text:style-name="T3">Ring 4</text:span></text:p>
            </draw:text-box>
          </draw:frame>
          <draw:frame draw:style-name="gr5" draw:text-style-name="P5" draw:layer="layout" svg:width="2.54cm" svg:height="0.962cm" svg:x="11.194cm" svg:y="0.874cm">
            <draw:text-box>
              <text:p><text:span text:style-name="T3">Ring 3</text:span></text:p>
            </draw:text-box>
          </draw:frame>
          <draw:frame draw:style-name="gr5" draw:text-style-name="P5" draw:layer="layout" svg:width="2.54cm" svg:height="0.962cm" svg:x="13.894cm" svg:y="0.874cm">
            <draw:text-box>
              <text:p><text:span text:style-name="T3">Ring 2</text:span></text:p>
            </draw:text-box>
          </draw:frame>
          <draw:frame draw:style-name="gr5" draw:text-style-name="P5" draw:layer="layout" svg:width="2.54cm" svg:height="0.962cm" svg:x="16.594cm" svg:y="0.874cm">
            <draw:text-box>
              <text:p><text:span text:style-name="T3">Ring 1</text:span></text:p>
            </draw:text-box>
          </draw:frame>
          <draw:frame draw:style-name="gr5" draw:text-style-name="P5" draw:layer="layout" svg:width="2.54cm" svg:height="0.962cm" svg:x="3.5cm" svg:y="0.92cm">
            <draw:text-box>
              <text:p><text:span text:style-name="T3">CEPA</text:span></text:p>
            </draw:text-box>
          </draw:frame>
        </draw:g>
        <draw:g>
          <draw:custom-shape draw:style-name="gr6" draw:text-style-name="P4" draw:layer="layout" svg:width="3.81cm" svg:height="1.524cm" svg:x="4.38cm" svg:y="2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3.048cm" svg:height="1.536cm" svg:x="4.85cm" svg:y="2.141cm">
            <draw:text-box>
              <text:p text:style-name="P2"><text:span text:style-name="T2">DR 48</text:span><text:span text:style-name="T1"> 30/450</text:span></text:p>
            </draw:text-box>
          </draw:frame>
        </draw:g>
        <draw:g>
          <draw:custom-shape draw:style-name="gr3" draw:text-style-name="P4" draw:layer="layout" svg:width="2.54cm" svg:height="1.524cm" svg:x="5.634cm" svg:y="6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3.048cm" svg:height="1.505cm" svg:x="5.38cm" svg:y="6.697cm">
            <draw:text-box>
              <text:p text:style-name="P2"><text:span text:style-name="T2">DR</text:span><text:span text:style-name="T1"> 30/450</text:span></text:p>
            </draw:text-box>
          </draw:frame>
        </draw:g>
        <draw:g>
          <draw:custom-shape draw:style-name="gr3" draw:text-style-name="P4" draw:layer="layout" svg:width="2.54cm" svg:height="1.524cm" svg:x="5.65cm" svg:y="3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3.048cm" svg:height="1.505cm" svg:x="5.396cm" svg:y="3.665cm">
            <draw:text-box>
              <text:p text:style-name="P2"><text:span text:style-name="T2">DR</text:span><text:span text:style-name="T1"> 30/450</text:span></text:p>
            </draw:text-box>
          </draw:frame>
        </draw:g>
        <draw:g>
          <draw:custom-shape draw:style-name="gr3" draw:text-style-name="P4" draw:layer="layout" svg:width="2.54cm" svg:height="1.524cm" svg:x="5.634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3.048cm" svg:height="1.505cm" svg:x="5.38cm" svg:y="9.692cm">
            <draw:text-box>
              <text:p text:style-name="P2"><text:span text:style-name="T2">DR</text:span><text:span text:style-name="T1"> 30/450</text:span></text:p>
            </draw:text-box>
          </draw:frame>
        </draw:g>
        <draw:g>
          <draw:custom-shape draw:style-name="gr3" draw:text-style-name="P4" draw:layer="layout" svg:width="2.54cm" svg:height="1.524cm" svg:x="5.644cm" svg:y="1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3.048cm" svg:height="1.505cm" svg:x="5.39cm" svg:y="12.616cm">
            <draw:text-box>
              <text:p text:style-name="P2"><text:span text:style-name="T2">DR</text:span><text:span text:style-name="T1"> 30/450</text:span></text:p>
            </draw:text-box>
          </draw:frame>
        </draw:g>
        <draw:g>
          <draw:custom-shape draw:style-name="gr6" draw:text-style-name="P4" draw:layer="layout" svg:width="3.81cm" svg:height="1.524cm" svg:x="4.38cm" svg:y="5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3.048cm" svg:height="1.536cm" svg:x="4.85cm" svg:y="5.147cm">
            <draw:text-box>
              <text:p text:style-name="P2"><text:span text:style-name="T2">DR 48</text:span><text:span text:style-name="T1"> 30/450</text:span></text:p>
            </draw:text-box>
          </draw:frame>
        </draw:g>
        <draw:g>
          <draw:custom-shape draw:style-name="gr6" draw:text-style-name="P4" draw:layer="layout" svg:width="3.81cm" svg:height="1.524cm" svg:x="4.38cm" svg:y="8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3.048cm" svg:height="1.536cm" svg:x="4.85cm" svg:y="8.153cm">
            <draw:text-box>
              <text:p text:style-name="P2"><text:span text:style-name="T2">DR 48</text:span><text:span text:style-name="T1"> 30/450</text:span></text:p>
            </draw:text-box>
          </draw:frame>
        </draw:g>
        <draw:g>
          <draw:custom-shape draw:style-name="gr6" draw:text-style-name="P4" draw:layer="layout" svg:width="3.81cm" svg:height="1.524cm" svg:x="4.38cm" svg:y="11.1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3.048cm" svg:height="1.536cm" svg:x="4.85cm" svg:y="11.159cm">
            <draw:text-box>
              <text:p text:style-name="P2"><text:span text:style-name="T2">DR 48</text:span><text:span text:style-name="T1"> 30/450</text:span></text:p>
            </draw:text-box>
          </draw:frame>
        </draw:g>
        <draw:g>
          <draw:g>
            <draw:custom-shape draw:style-name="gr1" draw:text-style-name="P1" draw:layer="layout" svg:width="2.54cm" svg:height="1.524cm" svg:x="13.8cm" svg:y="2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2.1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12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12.5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11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11.0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9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9.5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8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8.0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6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6.5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5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5.0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3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3.59cm">
              <draw:text-box>
                <text:p text:style-name="P2"><text:span text:style-name="T1">SR 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11.1cm" svg:y="2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2.1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12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12.5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11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11.0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9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9.5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8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8.0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6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6.5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5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5.0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3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3.59cm">
              <draw:text-box>
                <text:p text:style-name="P2"><text:span text:style-name="T1">SR 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16.5cm" svg:y="2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2.0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12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12.57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11.0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11.07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9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9.57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8.0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8.07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6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6.57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5.0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5.07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3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3.577cm">
              <draw:text-box>
                <text:p text:style-name="P2"><text:span text:style-name="T1">SR 30/300</text:span></text:p>
              </draw:text-box>
            </draw:frame>
          </draw:g>
        </draw:g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>
          <draw:g>
            <draw:custom-shape draw:style-name="gr1" draw:text-style-name="P1" draw:layer="layout" svg:width="2.54cm" svg:height="1.524cm" svg:x="11.1cm" svg:y="2.1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2.1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12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12.6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11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11.1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9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9.6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8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8.1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6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6.6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5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5.1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3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3.603cm">
              <draw:text-box>
                <text:p text:style-name="P2"><text:span text:style-name="T1">SR 30/300</text:span></text:p>
              </draw:text-box>
            </draw:frame>
          </draw:g>
        </draw:g>
        <draw:g>
          <draw:custom-shape draw:style-name="gr3" draw:text-style-name="P4" draw:layer="layout" svg:width="2.54cm" svg:height="1.524cm" svg:x="5.65cm" svg:y="3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3.048cm" svg:height="1.505cm" svg:x="5.396cm" svg:y="3.621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frame draw:style-name="gr5" draw:text-style-name="P5" draw:layer="layout" svg:width="2.54cm" svg:height="0.962cm" svg:x="5.7cm" svg:y="0.92cm">
            <draw:text-box>
              <text:p><text:span text:style-name="T3">iPhos</text:span></text:p>
            </draw:text-box>
          </draw:frame>
          <draw:frame draw:style-name="gr5" draw:text-style-name="P5" draw:layer="layout" svg:width="2.54cm" svg:height="0.962cm" svg:x="8.494cm" svg:y="0.874cm">
            <draw:text-box>
              <text:p><text:span text:style-name="T3">Ring 4</text:span></text:p>
            </draw:text-box>
          </draw:frame>
          <draw:frame draw:style-name="gr5" draw:text-style-name="P5" draw:layer="layout" svg:width="2.54cm" svg:height="0.962cm" svg:x="11.194cm" svg:y="0.874cm">
            <draw:text-box>
              <text:p><text:span text:style-name="T3">Ring 3</text:span></text:p>
            </draw:text-box>
          </draw:frame>
          <draw:frame draw:style-name="gr5" draw:text-style-name="P5" draw:layer="layout" svg:width="2.54cm" svg:height="0.962cm" svg:x="13.894cm" svg:y="0.874cm">
            <draw:text-box>
              <text:p><text:span text:style-name="T3">Ring 2</text:span></text:p>
            </draw:text-box>
          </draw:frame>
          <draw:frame draw:style-name="gr5" draw:text-style-name="P5" draw:layer="layout" svg:width="2.54cm" svg:height="0.962cm" svg:x="16.594cm" svg:y="0.874cm">
            <draw:text-box>
              <text:p><text:span text:style-name="T3">Ring 1</text:span></text:p>
            </draw:text-box>
          </draw:frame>
          <draw:frame draw:style-name="gr5" draw:text-style-name="P5" draw:layer="layout" svg:width="2.54cm" svg:height="0.962cm" svg:x="3.5cm" svg:y="0.92cm">
            <draw:text-box>
              <text:p><text:span text:style-name="T3">CEPA</text:span></text:p>
            </draw:text-box>
          </draw:frame>
        </draw:g>
        <draw:g>
          <draw:custom-shape draw:style-name="gr6" draw:text-style-name="P4" draw:layer="layout" svg:width="3.81cm" svg:height="1.524cm" svg:x="4.38cm" svg:y="2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4.85cm" svg:y="2.097cm">
            <draw:text-box>
              <text:p text:style-name="P9"><text:span text:style-name="T2">DR 48</text:span><text:span text:style-name="T1"> 30/450</text:span></text:p>
            </draw:text-box>
          </draw:frame>
        </draw:g>
        <draw:g>
          <draw:custom-shape draw:style-name="gr3" draw:text-style-name="P4" draw:layer="layout" svg:width="2.54cm" svg:height="1.524cm" svg:x="5.634cm" svg:y="6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3.048cm" svg:height="1.505cm" svg:x="5.38cm" svg:y="6.653cm">
            <draw:text-box>
              <text:p text:style-name="P2"><text:span text:style-name="T2">DR</text:span><text:span text:style-name="T1"> 30/450</text:span></text:p>
            </draw:text-box>
          </draw:frame>
        </draw:g>
        <draw:g>
          <draw:custom-shape draw:style-name="gr3" draw:text-style-name="P4" draw:layer="layout" svg:width="2.54cm" svg:height="1.524cm" svg:x="5.65cm" svg:y="3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3.048cm" svg:height="1.505cm" svg:x="5.396cm" svg:y="3.621cm">
            <draw:text-box>
              <text:p text:style-name="P2"><text:span text:style-name="T2">DR</text:span><text:span text:style-name="T1"> 30/450</text:span></text:p>
            </draw:text-box>
          </draw:frame>
        </draw:g>
        <draw:g>
          <draw:custom-shape draw:style-name="gr3" draw:text-style-name="P4" draw:layer="layout" svg:width="2.54cm" svg:height="1.524cm" svg:x="5.634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3.048cm" svg:height="1.505cm" svg:x="5.38cm" svg:y="9.648cm">
            <draw:text-box>
              <text:p text:style-name="P2"><text:span text:style-name="T2">DR</text:span><text:span text:style-name="T1"> 30/450</text:span></text:p>
            </draw:text-box>
          </draw:frame>
        </draw:g>
        <draw:g>
          <draw:custom-shape draw:style-name="gr3" draw:text-style-name="P4" draw:layer="layout" svg:width="2.54cm" svg:height="1.524cm" svg:x="5.644cm" svg:y="12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3.048cm" svg:height="1.505cm" svg:x="5.39cm" svg:y="12.572cm">
            <draw:text-box>
              <text:p text:style-name="P2"><text:span text:style-name="T2">DR</text:span><text:span text:style-name="T1"> 30/450</text:span></text:p>
            </draw:text-box>
          </draw:frame>
        </draw:g>
        <draw:g>
          <draw:custom-shape draw:style-name="gr6" draw:text-style-name="P4" draw:layer="layout" svg:width="3.81cm" svg:height="1.524cm" svg:x="4.38cm" svg:y="5.1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4.85cm" svg:y="5.103cm">
            <draw:text-box>
              <text:p text:style-name="P9"><text:span text:style-name="T2">DR 48</text:span><text:span text:style-name="T1"> 30/450</text:span></text:p>
            </draw:text-box>
          </draw:frame>
        </draw:g>
        <draw:g>
          <draw:custom-shape draw:style-name="gr6" draw:text-style-name="P4" draw:layer="layout" svg:width="3.81cm" svg:height="1.524cm" svg:x="4.38cm" svg:y="8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4.85cm" svg:y="8.109cm">
            <draw:text-box>
              <text:p text:style-name="P9"><text:span text:style-name="T2">DR 48</text:span><text:span text:style-name="T1"> 30/450</text:span></text:p>
            </draw:text-box>
          </draw:frame>
        </draw:g>
        <draw:g>
          <draw:custom-shape draw:style-name="gr6" draw:text-style-name="P4" draw:layer="layout" svg:width="3.81cm" svg:height="1.524cm" svg:x="4.38cm" svg:y="11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4.85cm" svg:y="11.115cm">
            <draw:text-box>
              <text:p text:style-name="P9"><text:span text:style-name="T2">DR 48</text:span><text:span text:style-name="T1"> 30/450</text:span></text:p>
            </draw:text-box>
          </draw:frame>
        </draw:g>
        <draw:g>
          <draw:g>
            <draw:custom-shape draw:style-name="gr1" draw:text-style-name="P1" draw:layer="layout" svg:width="2.54cm" svg:height="1.524cm" svg:x="13.8cm" svg:y="2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2.1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12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12.5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11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11.0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9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9.5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8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8.0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6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6.5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5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5.0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8cm" svg:y="3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3.59cm">
              <draw:text-box>
                <text:p text:style-name="P2"><text:span text:style-name="T1">SR 30/300</text:span></text:p>
              </draw:text-box>
            </draw:frame>
          </draw:g>
        </draw:g>
        <draw:g>
          <draw:custom-shape draw:style-name="gr1" draw:text-style-name="P1" draw:layer="layout" svg:width="2.54cm" svg:height="1.524cm" svg:x="11.1cm" svg:y="2.1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0.846cm" svg:y="2.103cm">
            <draw:text-box>
              <text:p text:style-name="P2"><text:span text:style-name="T1">SR 30/300</text:span></text:p>
            </draw:text-box>
          </draw:frame>
        </draw:g>
        <draw:g>
          <draw:custom-shape draw:style-name="gr1" draw:text-style-name="P1" draw:layer="layout" svg:width="2.54cm" svg:height="1.524cm" svg:x="11.1cm" svg:y="11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0.846cm" svg:y="11.09cm">
            <draw:text-box>
              <text:p text:style-name="P2"><text:span text:style-name="T1">SR 30/300</text:span></text:p>
            </draw:text-box>
          </draw:frame>
        </draw:g>
        <draw:g>
          <draw:custom-shape draw:style-name="gr1" draw:text-style-name="P1" draw:layer="layout" svg:width="2.54cm" svg:height="1.524cm" svg:x="11.1cm" svg:y="9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0.846cm" svg:y="9.59cm">
            <draw:text-box>
              <text:p text:style-name="P2"><text:span text:style-name="T1">SR 30/300</text:span></text:p>
            </draw:text-box>
          </draw:frame>
        </draw:g>
        <draw:g>
          <draw:custom-shape draw:style-name="gr1" draw:text-style-name="P1" draw:layer="layout" svg:width="2.54cm" svg:height="1.524cm" svg:x="11.1cm" svg:y="8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0.846cm" svg:y="8.09cm">
            <draw:text-box>
              <text:p text:style-name="P2"><text:span text:style-name="T1">SR 30/300</text:span></text:p>
            </draw:text-box>
          </draw:frame>
        </draw:g>
        <draw:g>
          <draw:custom-shape draw:style-name="gr1" draw:text-style-name="P1" draw:layer="layout" svg:width="2.54cm" svg:height="1.524cm" svg:x="11.1cm" svg:y="6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0.846cm" svg:y="6.59cm">
            <draw:text-box>
              <text:p text:style-name="P2"><text:span text:style-name="T1">SR 30/300</text:span></text:p>
            </draw:text-box>
          </draw:frame>
        </draw:g>
        <draw:g>
          <draw:custom-shape draw:style-name="gr1" draw:text-style-name="P1" draw:layer="layout" svg:width="2.54cm" svg:height="1.524cm" svg:x="11.1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0.846cm" svg:y="5.09cm">
            <draw:text-box>
              <text:p text:style-name="P2"><text:span text:style-name="T1">SR 30/300</text:span></text:p>
            </draw:text-box>
          </draw:frame>
        </draw:g>
        <draw:g>
          <draw:custom-shape draw:style-name="gr1" draw:text-style-name="P1" draw:layer="layout" svg:width="2.54cm" svg:height="1.524cm" svg:x="11.1cm" svg:y="3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0.846cm" svg:y="3.59cm">
            <draw:text-box>
              <text:p text:style-name="P2"><text:span text:style-name="T1">SR 30/300</text:span></text:p>
            </draw:text-box>
          </draw:frame>
        </draw:g>
        <draw:g>
          <draw:g>
            <draw:custom-shape draw:style-name="gr1" draw:text-style-name="P1" draw:layer="layout" svg:width="2.54cm" svg:height="1.524cm" svg:x="16.5cm" svg:y="2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2.0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12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12.57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11.0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11.07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9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9.57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8.0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8.07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6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6.57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5.0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5.07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6.5cm" svg:y="3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6.246cm" svg:y="3.577cm">
              <draw:text-box>
                <text:p text:style-name="P2"><text:span text:style-name="T1">SR 30/300</text:span></text:p>
              </draw:text-box>
            </draw:frame>
          </draw:g>
        </draw:g>
        <draw:g>
          <draw:custom-shape draw:style-name="gr14" draw:text-style-name="P13" draw:layer="layout" svg:width="2.54cm" svg:height="1.524cm" svg:x="8.384cm" svg:y="2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8.108cm" svg:y="2.132cm">
            <draw:text-box>
              <text:p text:style-name="P9"><text:span text:style-name="T2">DR</text:span><text:span text:style-name="T1"> 30/450</text:span></text:p>
            </draw:text-box>
          </draw:frame>
        </draw:g>
        <draw:g>
          <draw:custom-shape draw:style-name="gr14" draw:text-style-name="P13" draw:layer="layout" svg:width="2.54cm" svg:height="1.524cm" svg:x="8.384cm" svg:y="3.5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8.108cm" svg:y="3.619cm">
            <draw:text-box>
              <text:p text:style-name="P9"><text:span text:style-name="T2">DR</text:span><text:span text:style-name="T1"> 30/450</text:span></text:p>
            </draw:text-box>
          </draw:frame>
        </draw:g>
        <draw:g>
          <draw:custom-shape draw:style-name="gr14" draw:text-style-name="P13" draw:layer="layout" svg:width="2.54cm" svg:height="1.524cm" svg:x="8.384cm" svg:y="5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8.108cm" svg:y="5.106cm">
            <draw:text-box>
              <text:p text:style-name="P9"><text:span text:style-name="T2">DR</text:span><text:span text:style-name="T1"> 30/450</text:span></text:p>
            </draw:text-box>
          </draw:frame>
        </draw:g>
        <draw:g>
          <draw:custom-shape draw:style-name="gr14" draw:text-style-name="P13" draw:layer="layout" svg:width="2.54cm" svg:height="1.524cm" svg:x="8.384cm" svg:y="6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8.108cm" svg:y="6.593cm">
            <draw:text-box>
              <text:p text:style-name="P9"><text:span text:style-name="T2">DR</text:span><text:span text:style-name="T1"> 30/450</text:span></text:p>
            </draw:text-box>
          </draw:frame>
        </draw:g>
        <draw:g>
          <draw:custom-shape draw:style-name="gr14" draw:text-style-name="P13" draw:layer="layout" svg:width="2.54cm" svg:height="1.524cm" svg:x="8.384cm" svg:y="8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8.108cm" svg:y="8.08cm">
            <draw:text-box>
              <text:p text:style-name="P9"><text:span text:style-name="T2">DR</text:span><text:span text:style-name="T1"> 30/450</text:span></text:p>
            </draw:text-box>
          </draw:frame>
        </draw:g>
        <draw:g>
          <draw:custom-shape draw:style-name="gr14" draw:text-style-name="P13" draw:layer="layout" svg:width="2.54cm" svg:height="1.524cm" svg:x="8.384cm" svg:y="9.5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8.108cm" svg:y="9.567cm">
            <draw:text-box>
              <text:p text:style-name="P9"><text:span text:style-name="T2">DR</text:span><text:span text:style-name="T1"> 30/450</text:span></text:p>
            </draw:text-box>
          </draw:frame>
        </draw:g>
        <draw:g>
          <draw:custom-shape draw:style-name="gr14" draw:text-style-name="P13" draw:layer="layout" svg:width="2.54cm" svg:height="1.524cm" svg:x="8.384cm" svg:y="11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8.108cm" svg:y="11.088cm">
            <draw:text-box>
              <text:p text:style-name="P9"><text:span text:style-name="T2">DR</text:span><text:span text:style-name="T1"> 30/450</text:span></text:p>
            </draw:text-box>
          </draw:frame>
        </draw:g>
        <draw:g>
          <draw:custom-shape draw:style-name="gr14" draw:text-style-name="P13" draw:layer="layout" svg:width="2.54cm" svg:height="1.524cm" svg:x="8.384cm" svg:y="12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3.048cm" svg:height="1.673cm" svg:x="8.108cm" svg:y="12.609cm">
            <draw:text-box>
              <text:p text:style-name="P9"><text:span text:style-name="T2">DR</text:span><text:span text:style-name="T1"> 30/450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0-17T10:25:03.057628200</meta:creation-date>
    <dc:date>2024-11-07T11:50:21.534072240</dc:date>
    <meta:editing-duration>PT13M4S</meta:editing-duration>
    <meta:editing-cycles>4</meta:editing-cycles>
    <meta:generator>LibreOffice/6.0.7.3$Linux_X86_64 LibreOffice_project/00m0$Build-3</meta:generator>
    <meta:document-statistic meta:object-count="560"/>
  </office:meta>
</office:document-meta>
</file>